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weight="bold" officeooo:rsid="00002cc5" officeooo:paragraph-rsid="00002cc5" style:font-weight-asian="bold" style:font-weight-complex="bold"/>
    </style:style>
    <style:style style:name="P2" style:family="paragraph" style:parent-style-name="Standard">
      <style:paragraph-properties fo:line-height="150%"/>
      <style:text-properties style:font-name="Arial" fo:font-weight="bold" officeooo:rsid="0000bb8e" officeooo:paragraph-rsid="0000bb8e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Arial" fo:font-weight="normal" officeooo:rsid="00002cc5" officeooo:paragraph-rsid="00002cc5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Arial" fo:font-weight="normal" officeooo:rsid="00002cc5" officeooo:paragraph-rsid="0000bb8e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Arial" fo:font-weight="normal" officeooo:rsid="0000bb8e" officeooo:paragraph-rsid="0000bb8e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Arial" fo:font-weight="normal" officeooo:rsid="0003efec" officeooo:paragraph-rsid="0003efec" style:font-weight-asian="normal" style:font-weight-complex="normal"/>
    </style:style>
    <style:style style:name="P7" style:family="paragraph" style:parent-style-name="Standard">
      <style:paragraph-properties fo:margin-left="0.741cm" fo:margin-right="0cm" fo:line-height="150%" fo:text-indent="0cm" style:auto-text-indent="false"/>
      <style:text-properties style:font-name="Arial" fo:font-weight="normal" officeooo:rsid="00002cc5" officeooo:paragraph-rsid="00002cc5" style:font-weight-asian="normal" style:font-weight-complex="normal"/>
    </style:style>
    <style:style style:name="P8" style:family="paragraph" style:parent-style-name="Standard">
      <style:paragraph-properties fo:margin-left="0.741cm" fo:margin-right="0cm" fo:line-height="150%" fo:text-indent="0cm" style:auto-text-indent="false"/>
      <style:text-properties style:font-name="Arial" fo:font-weight="normal" officeooo:rsid="00002cc5" officeooo:paragraph-rsid="0000bb8e" style:font-weight-asian="normal" style:font-weight-complex="normal"/>
    </style:style>
    <style:style style:name="T1" style:family="text">
      <style:text-properties officeooo:rsid="0000bb8e"/>
    </style:style>
    <style:style style:name="T2" style:family="text">
      <style:text-properties officeooo:rsid="000203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Daily Scrum</text:p>
      <text:p text:style-name="P3">Date: 2020-01-23, 13:15 – 13:30</text:p>
      <text:p text:style-name="P3">Participants: Kendra Birringer, Nader Cacace, Steffen Hanzlik, Svetozar Stojanovic</text:p>
      <text:p text:style-name="P6">Absent: Marco Peluso because of illness</text:p>
      <text:p text:style-name="P3"/>
      <text:p text:style-name="P1">## What did you do yesterday?</text:p>
      <text:p text:style-name="P4">- KB worked on:</text:p>
      <text:p text:style-name="P4"><text:tab/>- Use Case descriptions</text:p>
      <text:p text:style-name="P3">- NC worked on:</text:p>
      <text:p text:style-name="P7">- Sequence Diagrams</text:p>
      <text:p text:style-name="P7">- User Stories</text:p>
      <text:p text:style-name="P4">- SH worked on:</text:p>
      <text:p text:style-name="P8"><text:tab/>- Activity Diagrams</text:p>
      <text:p text:style-name="P3">- SS worked on: </text:p>
      <text:p text:style-name="P3"><text:tab/>- Use Case Diagrams</text:p>
      <text:p text:style-name="P3"><text:tab/>- Prototypes</text:p>
      <text:p text:style-name="P3"><text:tab/>- Use Case descriptions</text:p>
      <text:p text:style-name="P3"/>
      <text:p text:style-name="P1">## What do you want to do today?</text:p>
      <text:p text:style-name="P3">- KB:</text:p>
      <text:p text:style-name="P3"><text:tab/>- work on User Stories<text:tab/></text:p>
      <text:p text:style-name="P3"><text:tab/>- work on Use Case descriptions</text:p>
      <text:p text:style-name="P3"><text:tab/>- <text:span text:style-name="T1">write protocol for today‘s meeting</text:span></text:p>
      <text:p text:style-name="P3">- NC:</text:p>
      <text:p text:style-name="P3"><text:tab/>- work on User Stories<text:tab/></text:p>
      <text:p text:style-name="P3">- <text:span text:style-name="T1">SH:</text:span></text:p>
      <text:p text:style-name="P3"><text:tab/>- <text:span text:style-name="T1">work on Class Diagrams</text:span></text:p>
      <text:p text:style-name="P3">- SS: </text:p>
      <text:p text:style-name="P3"><text:tab/>- work on missing Prototypes</text:p>
      <text:p text:style-name="P3"><text:tab/>- work on Use Case descriptions</text:p>
      <text:p text:style-name="P3"/>
      <text:p text:style-name="P2">### Did you encounter any problems?</text:p>
      <text:p text:style-name="P5">- KB:</text:p>
      <text:p text:style-name="P5"><text:tab/>- couldn‘t work much on the project because of <text:span text:style-name="T2">illness</text:span></text:p>
      <text:p text:style-name="P5"/>
      <text:p text:style-name="P3"><text:soft-page-break/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7:33:11.006721223</meta:creation-date>
    <dc:date>2020-01-23T18:07:13.554346471</dc:date>
    <meta:editing-duration>PT10M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139" meta:character-count="741" meta:non-whitespace-character-count="614"/>
  </office:meta>
</office:document-meta>
</file>